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00" draw:marker-start-width="0.518cm" draw:marker-end-width="0.518cm" draw:fill="none" draw:fill-color="#ffffff" fo:min-height="2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svg:stroke-width="0.212cm" draw:marker-start-width="0.518cm" draw:marker-end-width="0.518cm" draw:fill-color="#ffffff" draw:textarea-horizontal-align="justify" draw:textarea-vertical-align="top" draw:auto-grow-height="false" fo:min-height="14.038cm" fo:min-width="17.788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svg:stroke-width="0.212cm" draw:marker-start-width="0.518cm" draw:marker-end="Linienspitzen_20_1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081cm" draw:marker-start-width="0.321cm" draw:marker-end="Linienspitzen_20_5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106cm" svg:stroke-color="#000000" draw:marker-start-width="0.359cm" draw:marker-end-width="0.359cm" svg:stroke-opacity="100%" draw:fill="none" draw:textarea-horizontal-align="justify" draw:textarea-vertical-align="middle" draw:auto-grow-height="false" fo:min-height="4.394cm" fo:min-width="5.394cm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2.462cm" svg:x="10.25cm" svg:y="1.25cm">
          <draw:text-box>
            <text:p><text:span text:style-name="T1">CO2 </text:span><text:span text:style-name="T2">(3 stellige Zahl)</text:span></text:p>
          </draw:text-box>
        </draw:frame>
        <draw:custom-shape draw:style-name="gr2" draw:text-style-name="P4" draw:layer="layout" svg:width="18.5cm" svg:height="14.5cm" svg:x="1.25cm" svg:y="8.25cm">
          <text:p text:style-name="P2"><text:span text:style-name="T3">int CO2 = 0 ; //Co2-Wert</text:span></text:p>
          <text:p text:style-name="P3"><text:span text:style-name="T4">int w1xx = 0; </text:span><text:span text:style-name="T3">//Zahl Ziffer 1</text:span></text:p>
          <text:p text:style-name="P3"><text:span text:style-name="T4">int wx1x = 0; </text:span><text:span text:style-name="T3">//Zahl Ziffer 2</text:span></text:p>
          <text:p text:style-name="P3"><text:span text:style-name="T4">int wxx1 = 0; </text:span><text:span text:style-name="T3">//Zahl Ziffer 3</text:span></text:p>
          <text:p text:style-name="P2"><text:span text:style-name="T3"/></text:p>
          <text:p text:style-name="P2"><text:span text:style-name="T3">w1xx = CO2/100;</text:span></text:p>
          <text:p text:style-name="P2"><text:span text:style-name="T3">wx1x = (CO2-w1xx*100)/10;</text:span></text:p>
          <text:p text:style-name="P2"><text:span text:style-name="T3">wxx1 = (CO2-w1xx*100)-wx1x*10;</text:span></text:p>
          <text:p text:style-name="P2"><text:span text:style-name="T5">//weil es Integer Variablen sind fallen die Komma Stellen weg</text:span></text:p>
          <text:p text:style-name="P2"><text:span text:style-name="T5"/></text:p>
          <text:p text:style-name="P2"><text:span text:style-name="T5">if (w1xx == 1) v1xx();</text:span></text:p>
          <text:p text:style-name="P2"><text:span text:style-name="T5">if (w1xx == 2) v2xx();</text:span></text:p>
          <text:p text:style-name="P2"><text:span text:style-name="T5">...</text:span></text:p>
          <text:p text:style-name="P2"><text:span text:style-name="T5">if (wx1x == 1) vx1x();</text:span></text:p>
          <text:p text:style-name="P2"><text:span text:style-name="T5">if (wx1x == 2) vx2x();</text:span></text:p>
          <text:p text:style-name="P2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75cm" svg:height="1.25cm" svg:x="2cm" svg:y="1.25cm">
          <draw:text-box>
            <text:p>Daten für Ziffer 1:</text:p>
          </draw:text-box>
        </draw:frame>
        <draw:frame draw:style-name="gr3" draw:text-style-name="P1" draw:layer="layout" svg:width="6.75cm" svg:height="1.25cm" svg:x="2cm" svg:y="2.25cm">
          <draw:text-box>
            <text:p>Daten für Ziffer 2:</text:p>
          </draw:text-box>
        </draw:frame>
        <draw:frame draw:style-name="gr4" draw:text-style-name="P1" draw:layer="layout" svg:width="6cm" svg:height="2.843cm" svg:x="2.25cm" svg:y="3.25cm">
          <draw:text-box>
            <text:p>Daten für Ziffer 3:</text:p>
            <text:p><text:span text:style-name="T6">(die daten stehen in den voids v1xx, v2xx...)</text:span></text:p>
          </draw:text-box>
        </draw:frame>
        <draw:frame draw:style-name="gr5" draw:text-style-name="P1" draw:layer="layout" svg:width="12.5cm" svg:height="1.119cm" svg:x="6.25cm" svg:y="27.25cm">
          <draw:text-box>
            <text:p><text:span text:style-name="T7">Ergebnis (Daten für alle 3 Ziffern)</text:span></text:p>
          </draw:text-box>
        </draw:frame>
        <draw:line draw:style-name="gr6" draw:text-style-name="P5" draw:layer="layout" svg:x1="14.25cm" svg:y1="3.75cm" svg:x2="14.25cm" svg:y2="8cm">
          <text:p/>
        </draw:line>
        <draw:line draw:style-name="gr7" draw:text-style-name="P5" draw:layer="layout" svg:x1="5.25cm" svg:y1="6cm" svg:x2="5.25cm" svg:y2="8cm">
          <text:p/>
        </draw:line>
        <draw:custom-shape draw:style-name="gr8" draw:text-style-name="P5" draw:layer="layout" svg:width="6cm" svg:height="4.75cm" svg:x="2cm" svg:y="1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9" draw:text-style-name="P6" draw:layer="layout" svg:width="4.308cm" svg:height="0.963cm" svg:x="8.572cm" svg:y="14.536cm">
          <draw:text-box>
            <text:p>Daten Zahl 0: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5" draw:display-name="Linienspitzen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3T12:01:02.316000000</meta:creation-date>
    <dc:date>2022-01-03T14:30:00.788000000</dc:date>
    <meta:editing-duration>PT2H8M47S</meta:editing-duration>
    <meta:editing-cycles>1</meta:editing-cycles>
    <meta:document-statistic meta:object-count="10"/>
    <meta:generator>LibreOffice/7.2.1.2$Windows_X86_64 LibreOffice_project/87b77fad49947c1441b67c559c339af8f3517e22</meta:generator>
  </office:meta>
</office:document-meta>
</file>